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svg:stroke-color="#666666" draw:fill="none" draw:textarea-horizontal-align="center" draw:textarea-vertical-align="middle"/>
    </style:style>
    <style:style style:name="gr3" style:family="graphic" style:parent-style-name="standard">
      <style:graphic-properties svg:stroke-color="#cccccc" draw:fill="solid" draw:fill-color="#ffffff" draw:textarea-horizontal-align="center" draw:textarea-vertical-align="middle"/>
    </style:style>
    <style:style style:name="gr4" style:family="graphic" style:parent-style-name="standard">
      <style:graphic-properties svg:stroke-color="#b3b3b3" draw:fill="solid" draw:fill-color="#ffff00" draw:opacity="15%" draw:textarea-horizontal-align="justify" draw:textarea-vertical-align="middle" draw:auto-grow-height="false" fo:min-height="0cm" fo:min-width="0cm" draw:shadow-opacity="15%"/>
    </style:style>
    <style:style style:name="gr5" style:family="graphic" style:parent-style-name="standard">
      <style:graphic-properties svg:stroke-width="0cm" svg:stroke-color="#666666" draw:marker-start-width="0.2cm" draw:marker-end="Symmetric_20_Arrow" draw:marker-end-width="0.3cm" draw:textarea-horizontal-align="center" draw:textarea-vertical-align="middle" fo:padding-top="0.125cm" fo:padding-bottom="0.125cm" fo:padding-left="0.25cm" fo:padding-right="0.25cm"/>
    </style:style>
    <style:style style:name="gr6" style:family="graphic" style:parent-style-name="standard">
      <style:graphic-properties svg:stroke-color="#4c4c4c" draw:marker-end="Symmetric_20_Arrow" draw:marker-end-width="0.3cm" draw:textarea-horizontal-align="center" draw:textarea-vertical-align="middle"/>
    </style:style>
    <style:style style:name="gr7" style:family="graphic" style:parent-style-name="standard">
      <style:graphic-properties draw:stroke="solid" draw:stroke-dash="Ultrafine_20_Dashed" svg:stroke-color="#666666" draw:fill="none" draw:textarea-horizontal-align="center" draw:textarea-vertical-align="middle"/>
    </style:style>
    <style:style style:name="gr8" style:family="graphic" style:parent-style-name="standard">
      <style:graphic-properties draw:stroke="none" svg:stroke-color="#4c4c4c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4c4c4c" draw:marker-end="Symmetric_20_Arrow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dash" draw:stroke-dash="Ultrafine_20_2_20_Dots_20_3_20_Dashes" svg:stroke-width="0.102cm" svg:stroke-color="#999999" draw:marker-start-width="0.352cm" draw:marker-end-width="0.352cm" draw:fill="solid" draw:fill-color="#999999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draw:stroke="solid" svg:stroke-color="#4c4c4c" draw:fill="none" draw:textarea-horizontal-align="center" draw:textarea-vertical-align="middle"/>
    </style:style>
    <style:style style:name="gr14" style:family="graphic" style:parent-style-name="standard">
      <style:graphic-properties draw:stroke="none" svg:stroke-color="#4c4c4c" draw:fill="none" draw:textarea-horizontal-align="center" draw:textarea-vertical-align="middle"/>
    </style:style>
    <style:style style:name="gr15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357cm" fo:min-width="4.437cm"/>
    </style:style>
    <style:style style:name="gr16" style:family="graphic" style:parent-style-name="standard">
      <style:graphic-properties draw:fill="none"/>
    </style:style>
    <style:style style:name="gr17" style:family="graphic" style:parent-style-name="standard">
      <style:graphic-properties draw:marker-end="Arrow" draw:marker-end-width="0.3cm"/>
    </style:style>
    <style:style style:name="gr18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cm" fo:min-width="3.236cm"/>
    </style:style>
    <style:style style:name="gr19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fill="solid" draw:fill-color="#e6e6e6" draw:shadow="hidden"/>
    </style:style>
    <style:style style:name="gr21" style:family="graphic" style:parent-style-name="standard">
      <style:graphic-properties draw:stroke="dash" draw:stroke-dash="Ultrafine_20_Dashed" draw:marker-end="Arrow" draw:marker-end-width="0.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text-align="start"/>
      <style:text-properties fo:font-size="12pt"/>
    </style:style>
    <style:style style:name="P5" style:family="paragraph">
      <style:paragraph-properties fo:margin-left="0cm" fo:margin-right="0cm" fo:text-align="center" fo:text-indent="0cm"/>
      <style:text-properties fo:font-size="12pt"/>
    </style:style>
    <style:style style:name="P6" style:family="paragraph">
      <style:paragraph-properties fo:margin-left="0cm" fo:margin-right="0cm" fo:text-align="start" fo:text-indent="0cm"/>
      <style:text-properties fo:font-size="12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2pt"/>
    </style:style>
    <style:style style:name="T2" style:family="text">
      <style:text-properties fo:color="#94bd5e" fo:font-size="12pt"/>
    </style:style>
    <style:style style:name="T3" style:family="text">
      <style:text-properties fo:color="#dc2300" fo:font-size="12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9.122cm" svg:height="0.829cm" svg:x="2.093cm" svg:y="1.895cm">
          <text:p text:style-name="P1"><text:span text:style-name="T1">RuntimeObject</text:span></text:p>
        </draw:rect>
        <draw:rect draw:style-name="gr1" draw:text-style-name="P4" draw:layer="layout" svg:width="9.122cm" svg:height="1.963cm" svg:x="2.093cm" svg:y="2.736cm">
          <text:p text:style-name="P3"><text:span text:style-name="T1">data : Hashtable&lt;String, Object&gt;</text:span></text:p>
          <text:p text:style-name="P3"><text:span text:style-name="T1">properties : Hashtable&lt;String, RuntimeObject&gt;</text:span></text:p>
          <text:p text:style-name="P3"><text:span text:style-name="T1">metaclass : RuntimeObject</text:span></text:p>
        </draw:rect>
        <draw:rect draw:style-name="gr2" draw:text-style-name="P5" draw:id="id1" draw:layer="layout" svg:width="3.909cm" svg:height="0.829cm" svg:x="2.33cm" svg:y="12.443cm">
          <text:p text:style-name="P1"><text:span text:style-name="T1"><text:s/></text:span><text:span text:style-name="T1">:RuntimeObject</text:span></text:p>
        </draw:rect>
        <draw:rect draw:style-name="gr3" draw:text-style-name="P6" draw:layer="layout" svg:width="8.783cm" svg:height="4.783cm" svg:x="4.738cm" svg:y="6.121cm">
          <text:p text:style-name="P3"><text:span text:style-name="T1">class X</text:span><text:span text:style-name="T1"><text:line-break/></text:span><text:span text:style-name="T1">{ </text:span><text:span text:style-name="T1"><text:line-break/></text:span><text:span text:style-name="T1"> <text:s/>reference r_str : kermeta::standard::String</text:span><text:span text:style-name="T1"><text:line-break/></text:span><text:span text:style-name="T1"> <text:s/>attribute r_y : Y</text:span><text:span text:style-name="T2"> // composite property</text:span><text:span text:style-name="T1"><text:line-break/></text:span><text:span text:style-name="T1">}</text:span><text:span text:style-name="T1"><text:line-break/></text:span><text:span text:style-name="T1">class Y {}</text:span><text:span text:style-name="T1"><text:line-break/></text:span><text:span text:style-name="T1">var x : X init X.new</text:span><text:span text:style-name="T1"><text:line-break/></text:span><text:span text:style-name="T1">x.r_str := “Hello”</text:span><text:span text:style-name="T1"><text:line-break/></text:span><text:span text:style-name="T1">x.r_y := Y.new</text:span></text:p>
        </draw:rect>
        <draw:custom-shape draw:style-name="gr4" draw:text-style-name="P7" draw:layer="layout" svg:width="0.565cm" svg:height="0.563cm" svg:x="5.609cm" svg:y="9.314cm">
          <text:p text:style-name="P8"/>
          <draw:enhanced-geometry svg:viewBox="0 0 21600 21600" draw:text-areas="800 800 20800 20800" draw:type="round-rectangular-callout" draw:modifiers="-43009.1872791519 116195.7446808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2" draw:text-style-name="P5" draw:id="id3" draw:layer="layout" svg:width="5.717cm" svg:height="0.829cm" svg:x="1.016cm" svg:y="16.952cm">
          <text:p text:style-name="P1"><text:span text:style-name="T1">:Class</text:span></text:p>
        </draw:rect>
        <draw:connector draw:style-name="gr5" draw:text-style-name="P5" draw:layer="layout" draw:type="curve" svg:x1="2.33cm" svg:y1="12.857cm" svg:x2="2.429cm" svg:y2="14.991cm" draw:start-shape="id1" draw:start-glue-point="3" draw:end-shape="id2" draw:end-glue-point="3">
          <text:p text:style-name="P1"><text:span text:style-name="T1">getMetaClass()</text:span></text:p>
        </draw:connector>
        <draw:rect draw:style-name="gr2" draw:text-style-name="P5" draw:id="id2" draw:layer="layout" svg:width="3.791cm" svg:height="0.829cm" svg:x="2.429cm" svg:y="14.577cm">
          <text:p text:style-name="P1"><text:span text:style-name="T1">:RuntimeObject</text:span></text:p>
        </draw:rect>
        <draw:connector draw:style-name="gr6" draw:text-style-name="P2" draw:layer="layout" draw:type="curve" draw:line-skew="0.284cm" svg:x1="2.429cm" svg:y1="14.991cm" svg:x2="1.016cm" svg:y2="17.366cm" draw:start-shape="id2" draw:start-glue-point="3" draw:end-shape="id3">
          <text:p text:style-name="P8"/>
        </draw:connector>
        <draw:rect draw:style-name="gr2" draw:text-style-name="P5" draw:id="id4" draw:layer="layout" svg:width="3.791cm" svg:height="0.829cm" svg:x="14.63cm" svg:y="14.162cm">
          <text:p text:style-name="P1"><text:span text:style-name="T1">:RuntimeObject</text:span></text:p>
        </draw:rect>
        <draw:rect draw:style-name="gr7" draw:text-style-name="P5" draw:id="id5" draw:layer="layout" svg:width="2.251cm" svg:height="0.829cm" svg:x="15.398cm" svg:y="16.591cm">
          <text:p text:style-name="P1"><text:span text:style-name="T1">“</text:span><text:span text:style-name="T1">Hello”</text:span></text:p>
        </draw:rect>
        <draw:connector draw:style-name="gr6" draw:text-style-name="P2" draw:layer="layout" draw:type="curve" svg:x1="16.525cm" svg:y1="14.991cm" svg:x2="16.523cm" svg:y2="16.591cm" draw:start-shape="id4" draw:start-glue-point="2" draw:end-shape="id5" draw:end-glue-point="0">
          <text:p text:style-name="P8"/>
        </draw:connector>
        <draw:rect draw:style-name="gr2" draw:text-style-name="P5" draw:layer="layout" svg:width="5.717cm" svg:height="0.829cm" svg:x="1.017cm" svg:y="17.782cm">
          <text:p text:style-name="P1"><text:span text:style-name="T1">typeDefinition =&gt;Class X { ... }</text:span></text:p>
        </draw:rect>
        <draw:rect draw:style-name="gr2" draw:text-style-name="P5" draw:id="id6" draw:layer="layout" svg:width="3.791cm" svg:height="0.829cm" svg:x="9.517cm" svg:y="14.187cm">
          <text:p text:style-name="P1"><text:span text:style-name="T1">:RuntimeObject</text:span></text:p>
        </draw:rect>
        <draw:rect draw:style-name="gr7" draw:text-style-name="P5" draw:id="id7" draw:layer="layout" svg:width="5.337cm" svg:height="0.829cm" svg:x="8.679cm" svg:y="16.56cm">
          <text:p text:style-name="P1"><text:span text:style-name="T1">:Class</text:span></text:p>
        </draw:rect>
        <draw:connector draw:style-name="gr6" draw:text-style-name="P2" draw:layer="layout" draw:type="curve" svg:x1="11.412cm" svg:y1="15.016cm" svg:x2="11.347cm" svg:y2="16.56cm" draw:start-shape="id6" draw:start-glue-point="2" draw:end-shape="id7" draw:end-glue-point="0">
          <text:p text:style-name="P8"/>
        </draw:connector>
        <draw:frame draw:style-name="gr8" draw:text-style-name="P1" draw:layer="layout" svg:width="4.113cm" svg:height="0.767cm" svg:x="0.947cm" svg:y="15.572cm">
          <draw:text-box>
            <text:p text:style-name="P1"><text:span text:style-name="T1">data[“kcoreObject”]</text:span></text:p>
          </draw:text-box>
        </draw:frame>
        <draw:rect draw:style-name="gr2" draw:text-style-name="P5" draw:layer="layout" svg:width="5.34cm" svg:height="0.829cm" svg:x="8.679cm" svg:y="17.378cm">
          <text:p text:style-name="P1"><text:span text:style-name="T1">typeDefinition =&gt;Class Y { }</text:span></text:p>
        </draw:rect>
        <draw:frame draw:style-name="gr8" draw:text-style-name="P1" draw:layer="layout" svg:width="4.113cm" svg:height="0.767cm" svg:x="11.444cm" svg:y="15.336cm">
          <draw:text-box>
            <text:p text:style-name="P1"><text:span text:style-name="T1">data[“kcoreObject”]</text:span></text:p>
          </draw:text-box>
        </draw:frame>
        <draw:frame draw:style-name="gr8" draw:text-style-name="P1" draw:layer="layout" svg:width="4.045cm" svg:height="0.767cm" svg:x="16.515cm" svg:y="15.336cm">
          <draw:text-box>
            <text:p text:style-name="P1"><text:span text:style-name="T1">data[“StringValue”]</text:span></text:p>
          </draw:text-box>
        </draw:frame>
        <draw:connector draw:style-name="gr6" draw:text-style-name="P7" draw:layer="layout" svg:x1="6.239cm" svg:y1="12.857cm" svg:x2="11.412cm" svg:y2="14.187cm" draw:start-shape="id1" draw:start-glue-point="1" draw:end-shape="id6" draw:end-glue-point="0">
          <text:p text:style-name="P8"/>
        </draw:connector>
        <draw:connector draw:style-name="gr6" draw:text-style-name="P7" draw:layer="layout" svg:x1="6.239cm" svg:y1="12.857cm" svg:x2="16.525cm" svg:y2="14.162cm" draw:start-shape="id1" draw:start-glue-point="1" draw:end-shape="id4" draw:end-glue-point="0">
          <text:p text:style-name="P8"/>
        </draw:connector>
        <draw:frame draw:style-name="gr9" draw:text-style-name="P1" draw:layer="layout" svg:width="3.495cm" svg:height="0.767cm" svg:x="11.445cm" svg:y="13.137cm">
          <draw:text-box>
            <text:p text:style-name="P1"><text:span text:style-name="T1">properties[“r_y”]</text:span></text:p>
          </draw:text-box>
        </draw:frame>
        <draw:frame draw:style-name="gr8" draw:text-style-name="P1" draw:layer="layout" svg:width="3.753cm" svg:height="0.767cm" svg:x="16.546cm" svg:y="13.138cm">
          <draw:text-box>
            <text:p text:style-name="P1"><text:span text:style-name="T1">properties[“r_str”]</text:span></text:p>
          </draw:text-box>
        </draw:frame>
        <draw:line draw:style-name="gr10" draw:text-style-name="P7" draw:layer="layout" svg:x1="0.423cm" svg:y1="11.531cm" svg:x2="20.535cm" svg:y2="11.531cm">
          <text:p text:style-name="P8"/>
        </draw:line>
        <draw:frame draw:style-name="gr11" draw:layer="layout" svg:width="3.177cm" svg:height="1.017cm" svg:x="0.423cm" svg:y="11.535cm">
          <draw:text-box>
            <text:p text:style-name="P8">Java side</text:p>
          </draw:text-box>
        </draw:frame>
        <draw:frame draw:style-name="gr11" draw:layer="layout" svg:width="4.236cm" svg:height="1.017cm" svg:x="0.423cm" svg:y="10.469cm">
          <draw:text-box>
            <text:p text:style-name="P8">Kermeta side</text:p>
          </draw:text-box>
        </draw:frame>
        <draw:connector draw:style-name="gr12" draw:text-style-name="P7" draw:layer="layout" draw:type="line" svg:x1="9.517cm" svg:y1="14.601cm" svg:x2="6.239cm" svg:y2="12.857cm" draw:start-shape="id6" draw:start-glue-point="3" draw:end-shape="id1">
          <text:p text:style-name="P8"/>
        </draw:connector>
        <draw:frame draw:style-name="gr9" draw:text-style-name="P1" draw:layer="layout" svg:width="3.216cm" svg:height="0.767cm" svg:x="7.615cm" svg:y="13.217cm">
          <draw:text-box>
            <text:p text:style-name="P1"><text:span text:style-name="T1">getContainer()</text:span></text:p>
          </draw:text-box>
        </draw:frame>
      </draw:page>
      <draw:page draw:name="page2" draw:style-name="dp1" draw:master-page-name="Default">
        <draw:rect draw:style-name="gr13" draw:text-style-name="P5" draw:id="id11" draw:layer="layout" svg:width="3.159cm" svg:height="0.829cm" svg:x="17.332cm" svg:y="0.832cm">
          <text:p text:style-name="P1"><text:span text:style-name="T1">:EMF2Runtime</text:span></text:p>
        </draw:rect>
        <draw:rect draw:style-name="gr14" draw:text-style-name="P5" draw:layer="layout" svg:width="2.408cm" svg:height="0.829cm" svg:x="1.2cm" svg:y="2.299cm">
          <text:p text:style-name="P1"><text:span text:style-name="T3">extern</text:span><text:span text:style-name="T1"> load</text:span></text:p>
        </draw:rect>
        <draw:frame draw:style-name="gr15" draw:text-style-name="P9" draw:id="id9" draw:layer="layout" svg:width="5.26cm" svg:height="0.767cm" svg:x="6.361cm" svg:y="0.893cm">
          <draw:text-box>
            <text:p text:style-name="P9"><text:span text:style-name="T1">:EMFRuntimeUnitFactory</text:span></text:p>
          </draw:text-box>
        </draw:frame>
        <draw:rect draw:style-name="gr16" draw:text-style-name="P5" draw:id="id8" draw:layer="layout" svg:width="2.29cm" svg:height="0.71cm" svg:x="2.817cm" svg:y="0.948cm">
          <text:p text:style-name="P5"><text:span text:style-name="T1">:Resource</text:span></text:p>
        </draw:rect>
        <draw:connector draw:style-name="standard" draw:text-style-name="P7" draw:layer="layout" svg:x1="3.962cm" svg:y1="1.658cm" svg:x2="3.968cm" svg:y2="12.982cm" draw:start-shape="id8" draw:start-glue-point="2">
          <text:p text:style-name="P8"/>
        </draw:connector>
        <draw:line draw:style-name="gr17" draw:text-style-name="P7" draw:layer="layout" svg:x1="0.988cm" svg:y1="3.122cm" svg:x2="3.792cm" svg:y2="3.12cm">
          <text:p text:style-name="P8"/>
        </draw:line>
        <draw:connector draw:style-name="standard" draw:text-style-name="P7" draw:layer="layout" svg:x1="8.991cm" svg:y1="1.66cm" svg:x2="9.004cm" svg:y2="13.071cm" draw:start-shape="id9" draw:start-glue-point="2">
          <text:p text:style-name="P8"/>
        </draw:connector>
        <draw:rect draw:style-name="gr14" draw:text-style-name="P5" draw:layer="layout" svg:width="4.304cm" svg:height="0.829cm" svg:x="4.216cm" svg:y="3.088cm">
          <text:p text:style-name="P1"><text:span text:style-name="T1">getConcreteFactory</text:span></text:p>
        </draw:rect>
        <draw:frame draw:style-name="gr18" draw:text-style-name="P9" draw:id="id10" draw:layer="layout" svg:width="3.846cm" svg:height="0.767cm" svg:x="12.464cm" svg:y="0.857cm">
          <draw:text-box>
            <text:p text:style-name="P9"><text:span text:style-name="T1">:EMFRuntimeUnit</text:span></text:p>
          </draw:text-box>
        </draw:frame>
        <draw:connector draw:style-name="standard" draw:text-style-name="P7" draw:layer="layout" svg:x1="14.387cm" svg:y1="1.624cm" svg:x2="14.393cm" svg:y2="13.15cm" draw:start-shape="id10" draw:start-glue-point="2">
          <text:p text:style-name="P8"/>
        </draw:connector>
        <draw:rect draw:style-name="gr14" draw:text-style-name="P5" draw:layer="layout" svg:width="4.304cm" svg:height="0.829cm" svg:x="9.561cm" svg:y="3.626cm">
          <text:p text:style-name="P1"><text:span text:style-name="T1">createRuntimeUnit</text:span></text:p>
        </draw:rect>
        <draw:line draw:style-name="gr17" draw:text-style-name="P7" draw:layer="layout" svg:x1="14.473cm" svg:y1="7.061cm" svg:x2="18.935cm" svg:y2="7.061cm">
          <text:p text:style-name="P8"/>
        </draw:line>
        <draw:rect draw:style-name="gr14" draw:text-style-name="P5" draw:layer="layout" svg:width="1.358cm" svg:height="0.829cm" svg:x="16.083cm" svg:y="6.332cm">
          <text:p text:style-name="P1"><text:span text:style-name="T1">new</text:span></text:p>
        </draw:rect>
        <draw:connector draw:style-name="standard" draw:text-style-name="P7" draw:layer="layout" svg:x1="18.911cm" svg:y1="1.661cm" svg:x2="18.909cm" svg:y2="12.93cm" draw:start-shape="id11" draw:start-glue-point="2">
          <text:p text:style-name="P8"/>
        </draw:connector>
        <draw:rect draw:style-name="gr14" draw:text-style-name="P5" draw:layer="layout" svg:width="1.817cm" svg:height="0.829cm" svg:x="16.002cm" svg:y="7.633cm">
          <text:p text:style-name="P1"><text:span text:style-name="T1">loadUnit</text:span></text:p>
        </draw:rect>
        <draw:custom-shape draw:style-name="gr19" draw:text-style-name="P7" draw:id="id12" draw:layer="layout" svg:width="0.632cm" svg:height="0.75cm" svg:x="0.548cm" svg:y="2.171cm">
          <text:p text:style-name="P8"/>
          <draw:enhanced-geometry svg:viewBox="0 0 21600 21600" draw:glue-points="10800 0 3160 3160 0 10800 3160 18440 10800 21600 18440 18440 21600 10800 18440 3160" draw:text-areas="3200 3200 18400 18400" draw:type="smiley" draw:modifiers="17520" draw:enhanced-path="U 10800 10800 10800 10800 0 23592960 Z N U 7305 7515 1165 1165 0 23592960 Z N U 14295 7515 1165 1165 0 235929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onnector draw:style-name="standard" draw:text-style-name="P7" draw:layer="layout" svg:x1="0.863cm" svg:y1="2.921cm" svg:x2="0.864cm" svg:y2="3.87cm" draw:start-shape="id12" draw:start-glue-point="8">
          <text:p text:style-name="P8"/>
        </draw:connector>
        <draw:rect draw:style-name="gr14" draw:text-style-name="P5" draw:layer="layout" svg:width="3.148cm" svg:height="0.829cm" svg:x="10.178cm" svg:y="5.742cm">
          <text:p text:style-name="P1"><text:span text:style-name="T1">load</text:span></text:p>
        </draw:rect>
        <draw:rect draw:style-name="gr20" draw:text-style-name="P7" draw:layer="layout" svg:width="0.235cm" svg:height="1.382cm" svg:x="14.276cm" svg:y="4.223cm">
          <text:p text:style-name="P8"/>
        </draw:rect>
        <draw:line draw:style-name="gr17" draw:text-style-name="P7" draw:layer="layout" svg:x1="3.989cm" svg:y1="6.484cm" svg:x2="14.314cm" svg:y2="6.485cm">
          <text:p text:style-name="P8"/>
        </draw:line>
        <draw:line draw:style-name="gr17" draw:text-style-name="P7" draw:layer="layout" svg:x1="3.831cm" svg:y1="3.83cm" svg:x2="8.885cm" svg:y2="3.833cm">
          <text:p text:style-name="P8"/>
        </draw:line>
        <draw:line draw:style-name="gr17" draw:text-style-name="P7" draw:layer="layout" svg:x1="9.101cm" svg:y1="4.423cm" svg:x2="14.353cm" svg:y2="4.423cm">
          <text:p text:style-name="P8"/>
        </draw:line>
        <draw:line draw:style-name="gr21" draw:text-style-name="P7" draw:layer="layout" svg:x1="14.295cm" svg:y1="12.354cm" svg:x2="3.968cm" svg:y2="12.365cm">
          <text:p text:style-name="P8"/>
        </draw:line>
        <draw:line draw:style-name="gr17" draw:text-style-name="P7" draw:layer="layout" svg:x1="3.949cm" svg:y1="11.097cm" svg:x2="14.195cm" svg:y2="11.091cm">
          <text:p text:style-name="P8"/>
        </draw:line>
        <draw:rect draw:style-name="gr14" draw:text-style-name="P5" draw:layer="layout" svg:width="6.15cm" svg:height="0.829cm" svg:x="7.532cm" svg:y="10.39cm">
          <text:p text:style-name="P1"><text:span text:style-name="T1">getContentMap</text:span></text:p>
        </draw:rect>
        <draw:rect draw:style-name="gr14" draw:text-style-name="P5" draw:layer="layout" svg:width="6.15cm" svg:height="0.829cm" svg:x="7.966cm" svg:y="11.655cm">
          <text:p text:style-name="P1"><text:span text:style-name="T1">contentMap</text:span></text:p>
        </draw:rect>
        <draw:rect draw:style-name="gr20" draw:text-style-name="P7" draw:layer="layout" svg:width="0.234cm" svg:height="1.563cm" svg:x="18.784cm" svg:y="8.072cm">
          <text:p text:style-name="P8"/>
        </draw:rect>
        <draw:line draw:style-name="gr17" draw:text-style-name="P7" draw:layer="layout" svg:x1="14.483cm" svg:y1="8.426cm" svg:x2="18.785cm" svg:y2="8.432cm">
          <text:p text:style-name="P8"/>
        </draw:line>
        <draw:rect draw:style-name="gr20" draw:text-style-name="P7" draw:layer="layout" svg:width="0.234cm" svg:height="3.87cm" svg:x="14.277cm" svg:y="6.239cm">
          <text:p text:style-name="P8"/>
        </draw:rect>
        <draw:rect draw:style-name="gr20" draw:text-style-name="P7" draw:layer="layout" svg:width="0.234cm" svg:height="1.232cm" svg:x="14.277cm" svg:y="11.123cm">
          <text:p text:style-name="P8"/>
        </draw:rect>
        <draw:rect draw:style-name="gr20" draw:text-style-name="P7" draw:layer="layout" svg:width="0.234cm" svg:height="0.772cm" svg:x="18.784cm" svg:y="6.672cm">
          <text:p text:style-name="P8"/>
        </draw:rect>
        <draw:line draw:style-name="gr17" draw:text-style-name="P7" draw:layer="layout" svg:x1="18.758cm" svg:y1="9.556cm" svg:x2="14.517cm" svg:y2="9.561cm">
          <text:p text:style-name="P8"/>
        </draw:line>
        <draw:rect draw:style-name="gr14" draw:text-style-name="P5" draw:layer="layout" svg:width="4.423cm" svg:height="0.829cm" svg:x="14.554cm" svg:y="8.858cm">
          <text:p text:style-name="P1"><text:span text:style-name="T1">fillContentMapEntry</text:span></text:p>
        </draw:rect>
        <draw:rect draw:style-name="gr20" draw:text-style-name="P7" draw:layer="layout" svg:width="0.235cm" svg:height="2.63cm" svg:x="8.888cm" svg:y="2.069cm">
          <text:p text:style-name="P8"/>
        </draw:rect>
        <draw:rect draw:style-name="gr20" draw:text-style-name="P7" draw:layer="layout" svg:width="0.235cm" svg:height="2.63cm" svg:x="3.789cm" svg:y="2.069cm">
          <text:p text:style-name="P8"/>
        </draw:rect>
        <draw:rect draw:style-name="gr13" draw:text-style-name="P5" draw:id="id16" draw:layer="layout" svg:width="3.159cm" svg:height="0.829cm" svg:x="13.407cm" svg:y="15.246cm">
          <text:p text:style-name="P1"><text:span text:style-name="T1">:Runtime2EMF</text:span></text:p>
        </draw:rect>
        <draw:rect draw:style-name="gr14" draw:text-style-name="P5" draw:layer="layout" svg:width="2.408cm" svg:height="0.829cm" svg:x="-2.725cm" svg:y="16.713cm">
          <text:p text:style-name="P1"><text:span text:style-name="T3">extern</text:span><text:span text:style-name="T1"> save</text:span></text:p>
        </draw:rect>
        <draw:frame draw:style-name="gr15" draw:text-style-name="P9" draw:id="id14" draw:layer="layout" svg:width="5.26cm" svg:height="0.767cm" svg:x="2.436cm" svg:y="15.307cm">
          <draw:text-box>
            <text:p text:style-name="P9"><text:span text:style-name="T1">:EMFRuntimeUnitFactory</text:span></text:p>
          </draw:text-box>
        </draw:frame>
        <draw:rect draw:style-name="gr16" draw:text-style-name="P5" draw:id="id13" draw:layer="layout" svg:width="2.29cm" svg:height="0.71cm" svg:x="-1.108cm" svg:y="15.362cm">
          <text:p text:style-name="P5"><text:span text:style-name="T1">:Resource</text:span></text:p>
        </draw:rect>
        <draw:connector draw:style-name="standard" draw:text-style-name="P7" draw:layer="layout" svg:x1="0.037cm" svg:y1="16.072cm" svg:x2="0.024cm" svg:y2="27.406cm" draw:start-shape="id13" draw:start-glue-point="2">
          <text:p text:style-name="P8"/>
        </draw:connector>
        <draw:line draw:style-name="gr17" draw:text-style-name="P7" draw:layer="layout" svg:x1="-2.937cm" svg:y1="17.536cm" svg:x2="-0.133cm" svg:y2="17.534cm">
          <text:p text:style-name="P8"/>
        </draw:line>
        <draw:connector draw:style-name="standard" draw:text-style-name="P7" draw:layer="layout" svg:x1="5.066cm" svg:y1="16.074cm" svg:x2="5.055cm" svg:y2="27.367cm" draw:start-shape="id14" draw:start-glue-point="2">
          <text:p text:style-name="P8"/>
        </draw:connector>
        <draw:rect draw:style-name="gr14" draw:text-style-name="P5" draw:layer="layout" svg:width="4.304cm" svg:height="0.829cm" svg:x="0.291cm" svg:y="17.502cm">
          <text:p text:style-name="P1"><text:span text:style-name="T1">getConcreteFactory</text:span></text:p>
        </draw:rect>
        <draw:frame draw:style-name="gr18" draw:text-style-name="P9" draw:id="id15" draw:layer="layout" svg:width="3.846cm" svg:height="0.767cm" svg:x="8.539cm" svg:y="15.271cm">
          <draw:text-box>
            <text:p text:style-name="P9"><text:span text:style-name="T1">:EMFRuntimeUnit</text:span></text:p>
          </draw:text-box>
        </draw:frame>
        <draw:connector draw:style-name="standard" draw:text-style-name="P7" draw:layer="layout" svg:x1="10.462cm" svg:y1="16.038cm" svg:x2="10.468cm" svg:y2="27.564cm" draw:start-shape="id15" draw:start-glue-point="2">
          <text:p text:style-name="P8"/>
        </draw:connector>
        <draw:rect draw:style-name="gr14" draw:text-style-name="P5" draw:layer="layout" svg:width="4.304cm" svg:height="0.829cm" svg:x="5.636cm" svg:y="18.04cm">
          <text:p text:style-name="P1"><text:span text:style-name="T1">createRuntimeUnit</text:span></text:p>
        </draw:rect>
        <draw:connector draw:style-name="standard" draw:text-style-name="P7" draw:layer="layout" svg:x1="14.986cm" svg:y1="16.075cm" svg:x2="14.998cm" svg:y2="27.09cm" draw:start-shape="id16" draw:start-glue-point="2">
          <text:p text:style-name="P8"/>
        </draw:connector>
        <draw:rect draw:style-name="gr14" draw:text-style-name="P5" draw:layer="layout" svg:width="4.107cm" svg:height="0.642cm" svg:x="10.614cm" svg:y="23.55cm">
          <text:p text:style-name="P1"><text:span text:style-name="T1">updateEMFModel</text:span></text:p>
        </draw:rect>
        <draw:custom-shape draw:style-name="gr19" draw:text-style-name="P7" draw:id="id17" draw:layer="layout" svg:width="0.632cm" svg:height="0.75cm" svg:x="-3.377cm" svg:y="16.585cm">
          <text:p text:style-name="P8"/>
          <draw:enhanced-geometry svg:viewBox="0 0 21600 21600" draw:glue-points="10800 0 3160 3160 0 10800 3160 18440 10800 21600 18440 18440 21600 10800 18440 3160" draw:text-areas="3200 3200 18400 18400" draw:type="smiley" draw:modifiers="17520" draw:enhanced-path="U 10800 10800 10800 10800 0 23592960 Z N U 7305 7515 1165 1165 0 23592960 Z N U 14295 7515 1165 1165 0 235929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onnector draw:style-name="standard" draw:text-style-name="P7" draw:layer="layout" svg:x1="-3.062cm" svg:y1="17.335cm" svg:x2="-3.061cm" svg:y2="18.284cm" draw:start-shape="id17" draw:start-glue-point="8">
          <text:p text:style-name="P8"/>
        </draw:connector>
        <draw:rect draw:style-name="gr14" draw:text-style-name="P5" draw:layer="layout" svg:width="3.148cm" svg:height="0.829cm" svg:x="6.253cm" svg:y="20.256cm">
          <text:p text:style-name="P1"><text:span text:style-name="T1">save</text:span></text:p>
        </draw:rect>
        <draw:rect draw:style-name="gr20" draw:text-style-name="P7" draw:layer="layout" svg:width="0.255cm" svg:height="1.382cm" svg:x="10.331cm" svg:y="18.637cm">
          <text:p text:style-name="P8"/>
        </draw:rect>
        <draw:line draw:style-name="gr17" draw:text-style-name="P7" draw:layer="layout" svg:x1="0.064cm" svg:y1="20.998cm" svg:x2="10.389cm" svg:y2="20.999cm">
          <text:p text:style-name="P8"/>
        </draw:line>
        <draw:line draw:style-name="gr17" draw:text-style-name="P7" draw:layer="layout" svg:x1="-0.094cm" svg:y1="18.244cm" svg:x2="4.96cm" svg:y2="18.247cm">
          <text:p text:style-name="P8"/>
        </draw:line>
        <draw:line draw:style-name="gr17" draw:text-style-name="P7" draw:layer="layout" svg:x1="5.176cm" svg:y1="18.837cm" svg:x2="10.428cm" svg:y2="18.837cm">
          <text:p text:style-name="P8"/>
        </draw:line>
        <draw:rect draw:style-name="gr20" draw:text-style-name="P7" draw:layer="layout" svg:width="0.234cm" svg:height="1.563cm" svg:x="14.859cm" svg:y="23.686cm">
          <text:p text:style-name="P8"/>
        </draw:rect>
        <draw:line draw:style-name="gr17" draw:text-style-name="P7" draw:layer="layout" svg:x1="10.583cm" svg:y1="24.253cm" svg:x2="14.832cm" svg:y2="24.247cm">
          <text:p text:style-name="P8"/>
        </draw:line>
        <draw:rect draw:style-name="gr20" draw:text-style-name="P7" draw:layer="layout" svg:width="0.255cm" svg:height="6.398cm" svg:x="10.331cm" svg:y="20.613cm">
          <text:p text:style-name="P8"/>
        </draw:rect>
        <draw:rect draw:style-name="gr20" draw:text-style-name="P7" draw:layer="layout" svg:width="0.235cm" svg:height="2.63cm" svg:x="4.963cm" svg:y="16.483cm">
          <text:p text:style-name="P8"/>
        </draw:rect>
        <draw:rect draw:style-name="gr20" draw:text-style-name="P7" draw:layer="layout" svg:width="0.235cm" svg:height="2.63cm" svg:x="-0.136cm" svg:y="16.483cm">
          <text:p text:style-name="P8"/>
        </draw:rect>
        <draw:line draw:style-name="gr17" draw:text-style-name="P7" draw:layer="layout" svg:x1="10.574cm" svg:y1="21.361cm" svg:x2="15.036cm" svg:y2="21.361cm">
          <text:p text:style-name="P8"/>
        </draw:line>
        <draw:rect draw:style-name="gr14" draw:text-style-name="P5" draw:layer="layout" svg:width="1.358cm" svg:height="0.829cm" svg:x="13.251cm" svg:y="20.672cm">
          <text:p text:style-name="P1"><text:span text:style-name="T1">new</text:span></text:p>
        </draw:rect>
        <draw:rect draw:style-name="gr20" draw:text-style-name="P7" draw:layer="layout" svg:width="0.234cm" svg:height="0.772cm" svg:x="14.885cm" svg:y="20.972cm">
          <text:p text:style-name="P8"/>
        </draw:rect>
        <draw:rect draw:style-name="gr13" draw:text-style-name="P5" draw:id="id18" draw:layer="layout" svg:width="3.159cm" svg:height="0.829cm" svg:x="17.397cm" svg:y="15.208cm">
          <text:p text:style-name="P1"><text:span text:style-name="T1">:XMIResource</text:span></text:p>
        </draw:rect>
        <draw:connector draw:style-name="standard" draw:text-style-name="P7" draw:layer="layout" svg:x1="18.976cm" svg:y1="16.037cm" svg:x2="18.987cm" svg:y2="27.091cm" draw:start-shape="id18" draw:start-glue-point="2">
          <text:p text:style-name="P8"/>
        </draw:connector>
        <draw:line draw:style-name="gr17" draw:text-style-name="P7" draw:layer="layout" svg:x1="10.584cm" svg:y1="25.594cm" svg:x2="18.839cm" svg:y2="25.59cm">
          <text:p text:style-name="P8"/>
        </draw:line>
        <draw:rect draw:style-name="gr14" draw:text-style-name="P5" draw:layer="layout" svg:width="1.864cm" svg:height="0.829cm" svg:x="11.352cm" svg:y="24.857cm">
          <text:p text:style-name="P1"><text:span text:style-name="T1">save()</text:span></text:p>
        </draw:rect>
        <draw:rect draw:style-name="gr20" draw:text-style-name="P7" draw:layer="layout" svg:width="0.235cm" svg:height="4.162cm" svg:x="18.862cm" svg:y="22.312cm">
          <text:p text:style-name="P8"/>
        </draw:rect>
        <draw:line draw:style-name="gr17" draw:text-style-name="P7" draw:layer="layout" svg:x1="10.601cm" svg:y1="22.754cm" svg:x2="18.821cm" svg:y2="22.747cm">
          <text:p text:style-name="P8"/>
        </draw:line>
        <draw:rect draw:style-name="gr14" draw:text-style-name="P5" draw:layer="layout" svg:width="1.358cm" svg:height="0.829cm" svg:x="17.16cm" svg:y="22.015cm">
          <text:p text:style-name="P1"><text:span text:style-name="T1">new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draw:stroke-dash draw:name="Dash_20_1" draw:display-name="Dash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Luxi Sans'" style:font-pitch-asian="variable" style:font-size-asian="24pt" style:language-asian="none" style:country-asian="none" style:font-family-complex="'Luxi Sans'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1" svg:stroke-width="0cm" svg:stroke-color="#4c4c4c" draw:marker-start-width="0.3cm" draw:marker-start-center="false" draw:marker-end-width="0.3cm" draw:marker-end-center="false" draw:fill="solid" draw:fill-color="#94bd5e" draw:fill-gradient-name="Gradient_20_7" draw:fill-hatch-name="Hatch_20_4" draw:fill-image-name="Bitmape_20_5" draw:fill-image-width="0cm" draw:fill-image-height="0cm" draw:textarea-horizontal-align="left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'Luxi Sans'" style:font-family-generic="roman" style:font-pitch="variable" fo:font-size="18pt" fo:font-style="normal" fo:text-shadow="none" style:text-underline-style="none" fo:font-weight="normal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423cm" fo:margin-bottom="0.454cm" fo:margin-left="0.423cm" fo:margin-right="0.454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25$Linux OpenOffice.org_project/680m125$Build-8947</meta:generator>
    <meta:creation-date>2006-07-26T09:03:07</meta:creation-date>
    <dc:date>2006-08-03T10:25:15</dc:date>
    <dc:language>en-US</dc:language>
    <meta:editing-cycles>42</meta:editing-cycles>
    <meta:editing-duration>PT23H15M18S</meta:editing-duration>
    <meta:user-defined meta:name="Info 1"/>
    <meta:user-defined meta:name="Info 2"/>
    <meta:user-defined meta:name="Info 3"/>
    <meta:user-defined meta:name="Info 4"/>
    <meta:document-statistic meta:object-count="99"/>
  </office:meta>
</office:document-meta>
</file>